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2010000035C000001E3673F23F4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002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4" style:family="table-cell" style:parent-style-name="Default">
      <style:table-cell-properties fo:border-bottom="0.018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6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18cm solid #000000" fo:border-left="0.018cm solid #000000" fo:border-right="0.035cm solid #000000" fo:border-top="none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3" style:family="table-cell" style:parent-style-name="Default" style:data-style-name="N2">
      <style:table-cell-properties fo:border-bottom="0.08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map style:condition="cell-content()&gt;30" style:apply-style-name="Безымянный2" style:base-cell-address="'Падение тела'.B15"/>
      <style:map style:condition="cell-content()&lt;30" style:apply-style-name="Безымянный3" style:base-cell-address="'Падение тела'.B15"/>
    </style:style>
    <style:style style:name="ce14" style:family="table-cell" style:parent-style-name="Default">
      <style:table-cell-properties style:text-align-source="fix" style:repeat-content="false" fo:border="0.039cm double #000000" style:border-line-width="0.002cm 0.035cm 0.002cm" style:shadow="#808080 0.176cm 0.176cm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Падение тела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 table:style-name="ce8"/>
          <table:table-cell table:number-columns-repeated="4"/>
          <table:table-cell table:style-name="ce14" table:number-columns-spanned="3" table:number-rows-spanned="3">
            <draw:frame table:end-cell-address="'Падение тела'.G2" table:end-x="0.2cm" table:end-y="0.032cm" draw:z-index="0" draw:style-name="gr1" draw:text-style-name="P1" svg:width="0.2cm" svg:height="0.483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I3" table:end-x="1.602cm" table:end-y="0.014cm" draw:z-index="1" draw:style-name="gr1" draw:text-style-name="P1" svg:width="5.966cm" svg:height="1.15cm" svg:x="0.152cm" svg:y="0.039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2"/>
          <table:table-cell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style-name="ce3" office:value-type="string" table:number-columns-spanned="2" table:number-rows-spanned="1">
            <text:p>Выполнил студент Мустафаева П.М.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1">
          <table:table-cell table:style-name="ce4" office:value-type="string" table:number-columns-spanned="2" table:number-rows-spanned="1">
            <text:p>Исходные данные</text:p>
          </table:table-cell>
          <table:covered-table-cell table:style-name="ce9"/>
          <table:table-cell table:number-columns-repeated="8"/>
        </table:table-row>
        <table:table-row table:style-name="ro3">
          <table:table-cell table:style-name="ce5" office:value-type="string">
            <text:p>Ускорение g свободного падения, м/с<text:span text:style-name="T1">2</text:span></text:p>
          </table:table-cell>
          <table:table-cell table:style-name="ce10" office:value-type="float" office:value="9.8">
            <text:p>9,8</text:p>
          </table:table-cell>
          <table:table-cell table:number-columns-repeated="8"/>
        </table:table-row>
        <table:table-row table:style-name="ro4">
          <table:table-cell table:style-name="ce5" office:value-type="string">
            <text:p>Коэффициент k сопротивления среды, с<text:span text:style-name="T2">2</text:span>/м<text:span text:style-name="T2">2</text:span></text:p>
          </table:table-cell>
          <table:table-cell table:style-name="ce11" office:value-type="float" office:value="0.020382776923069">
            <text:p>0,0203827769</text:p>
          </table:table-cell>
          <table:table-cell/>
          <table:table-cell>
            <draw:frame table:end-cell-address="'Падение тела'.I33" table:end-x="2.809cm" table:end-y="0.406cm" draw:z-index="2" draw:style-name="gr2" draw:text-style-name="P1" svg:width="14.099cm" svg:height="9.999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Момент t времени, с</text:p>
          </table:table-cell>
          <table:table-cell table:style-name="ce11" office:value-type="float" office:value="1">
            <text:p>1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office:value-type="string">
            <text:p>Промежуточные формулы: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Корень из коэффициента сопротивления</text:p>
          </table:table-cell>
          <table:table-cell table:formula="of:=SQRT([.$B$6])" office:value-type="float" office:value="0.142768263010618">
            <text:p>0,14276826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Показатель экспоненты</text:p>
          </table:table-cell>
          <table:table-cell table:formula="of:=[.B10]*[.$B$5]*[.B7]" office:value-type="float" office:value="1.39912897750406">
            <text:p>1,3991289775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Возрастающая экспонента</text:p>
          </table:table-cell>
          <table:table-cell table:formula="of:=EXP([.B11])" office:value-type="float" office:value="4.05166933430141">
            <text:p>4,051669334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Убывающая экспонента</text:p>
          </table:table-cell>
          <table:table-cell table:formula="of:=EXP(-[.B11])" office:value-type="float" office:value="0.246811849015912">
            <text:p>0,246811849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5">
          <table:table-cell table:style-name="ce7" office:value-type="string">
            <text:p>Искомая скорость V, м/с</text:p>
          </table:table-cell>
          <table:table-cell table:style-name="ce13" table:formula="of:=([.B12]-[.B13])/([.B12]+[.B13])/[.B10]" office:value-type="float" office:value="6.19999999039257">
            <text:p>6,2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ff99"/>
    </style:style>
    <style:style style:name="Безымянный2" style:family="table-cell" style:parent-style-name="Default">
      <style:table-cell-properties fo:background-color="#ffff99"/>
    </style:style>
    <style:style style:name="Безымянный3" style:family="table-cell" style:parent-style-name="Default">
      <style:text-properties fo:font-style="italic" style:text-underline-style="solid" style:text-underline-type="double" style:text-underline-width="auto" style:text-underline-color="font-color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Мустафаева Полина Махировна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ИДБ-22-06</text:p>
        </style:region-left>
        <style:region-center>
          <text:p>Страница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24.11.2022</text:date>, <text:time>21:58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Мустафаева</meta:initial-creator>
    <meta:creation-date>2022-11-24T18:56:09.25</meta:creation-date>
    <dc:date>2022-11-24T21:58:49.95</dc:date>
    <dc:creator>Полина Мустафаева</dc:creator>
    <meta:editing-duration>PT3H11S</meta:editing-duration>
    <meta:editing-cycles>4</meta:editing-cycles>
    <meta:generator>OpenOffice/4.1.13$Win32 OpenOffice.org_project/4113m1$Build-9810</meta:generator>
    <meta:document-statistic meta:table-count="1" meta:cell-count="21" meta:object-count="3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row>
              <msup>
                <mi>e</mi>
                <mrow>
                  <mo stretchy="false">(</mo>
                  <mrow>
                    <mo stretchy="false">α</mo>
                    <mi>t</mi>
                  </mrow>
                  <mo stretchy="false">)</mo>
                </mrow>
              </msup>
              <mo stretchy="false">−</mo>
              <msup>
                <mi>e</mi>
                <mrow>
                  <mrow>
                    <mo stretchy="false">−</mo>
                    <mo stretchy="false">α</mo>
                  </mrow>
                  <mi>t</mi>
                </mrow>
              </msup>
            </mrow>
          </mrow>
          <mrow>
            <mrow>
              <msqrt>
                <mrow>
                  <mi>k</mi>
                </mrow>
              </msqrt>
              <mo stretchy="false">⋅</mo>
              <mrow>
                <mo stretchy="false">(</mo>
                <mrow>
                  <mrow>
                    <msup>
                      <mi>e</mi>
                      <mrow>
                        <mo stretchy="false">α</mo>
                        <mi>t</mi>
                      </mrow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o stretchy="false">α</mo>
                        </mrow>
                        <mi>t</mi>
                      </mrow>
                    </msup>
                  </mrow>
                </mrow>
                <mo stretchy="false">)</mo>
              </mrow>
            </mrow>
          </mrow>
        </mfrac>
      </mrow>
      <mi>,</mi>
      <mi mathvariant="italic">где</mi>
      <mrow>
        <mo stretchy="false">α</mo>
        <mo stretchy="false">=</mo>
        <mrow>
          <msqrt>
            <mrow>
              <mi>k</mi>
            </mrow>
          </msqrt>
          <mo stretchy="false">∗</mo>
          <mi>g</mi>
        </mrow>
      </mrow>
    </mrow>
    <annotation encoding="StarMath 5.0">V={e^(%ialpha t)-e^{-%ialpha t}} over {sqrt{k} cdot (e^{%ialpha t} +e^{-%ialpha t}) } ,  где %ialpha = sqrt{k} * g 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3.6cm" svg:height="6.1cm" svg:x="0.3cm" svg:y="5.2cm">
          <draw:image xlink:href="Pictures/100002010000035C000001E3673F23F4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